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fo:padding="0cm" fo:border="none"/>
      <style:text-properties style:use-window-font-color="true" style:font-name="Apple Garamond Light" fo:font-size="12pt" fo:font-weight="normal" style:font-name-asian="DejaVu Sans" style:font-size-asian="10.5pt" style:font-weight-asian="normal" style:font-name-complex="Tahoma" style:font-size-complex="12pt" style:font-weight-complex="normal"/>
    </style:style>
    <style:style style:name="P2" style:family="paragraph" style:parent-style-name="Text_20_body">
      <style:paragraph-properties fo:margin-top="0.15cm" fo:margin-bottom="0.15cm" fo:line-height="150%" fo:text-align="justify" style:justify-single-word="false" fo:padding="0cm" fo:border="none"/>
      <style:text-properties style:font-name="Times New Roman" fo:font-size="12pt" style:font-size-asian="10.5pt" style:font-size-complex="12pt"/>
    </style:style>
    <style:style style:name="P3" style:family="paragraph" style:parent-style-name="Text_20_body">
      <style:paragraph-properties fo:margin-top="0.15cm" fo:margin-bottom="0.15cm" fo:line-height="150%" fo:text-align="justify" style:justify-single-word="false" fo:padding="0cm" fo:border="none"/>
    </style:style>
    <style:style style:name="P4" style:family="paragraph" style:parent-style-name="Heading_20_1">
      <style:paragraph-properties fo:margin-top="0.423cm" fo:margin-bottom="0.212cm" fo:padding="0cm" fo:border="none"/>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T1" style:family="text">
      <style:text-properties style:use-window-font-color="true" fo:font-weight="normal" style:font-name-asian="DejaVu Sans" style:font-weight-asian="normal" style:font-name-complex="Tahoma" style:font-weight-complex="normal"/>
    </style:style>
    <style:style style:name="T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3" style:family="text">
      <style:text-properties fo:color="#ff0000" fo:font-weight="normal" style:font-name-asian="DejaVu Sans" style:font-weight-asian="normal" style:font-name-complex="Tahoma" style:font-weight-complex="normal"/>
    </style:style>
    <style:style style:name="T4"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 love Ruby</text:h>
      <text:p text:style-name="P1"><draw:frame draw:style-name="fr1" draw:name="graphics1" text:anchor-type="paragraph" svg:width="16.933cm" svg:height="0.132cm" draw:z-index="0"><draw:image xlink:href="../../../../../../usr/lib/libreoffice/share/gallery/rulers/blurulr6.gif" xlink:type="simple" xlink:show="embed" xlink:actuate="onLoad"/></draw:frame></text:p>
      <text:p text:style-name="P2"><text:span text:style-name="T1">Ruby is easy to learn programming language, it was invented by a guy named Matz in Japan. Ruby is a free</text:span><text:span text:style-name="T1"><text:note text:id="ftn0" text:note-class="footnote"><text:note-citation>1</text:note-citation><text:note-body><text:p text:style-name="Footnote">Free here does not mean zero cost. Visit <text:a xlink:type="simple" xlink:href="http://fsf.org/">http://fsf.org</text:a> to know more</text:p></text:note-body></text:note></text:span><text:span text:style-name="T1"> software and can be used by any one for no cost. Ruby's popularity was initially confined to Japan, later it slowly trickled out to rest of the world. Things changed with the emergence of Ruby on Rails which is a popular web-development framework thats written with Ruby</text:span><text:span text:style-name="T3">.</text:span></text:p>
      <text:p text:style-name="P3">I was thrilled when I started to <text:span text:style-name="T2">program</text:span> in Ruby. One of the first application was a student ranking software for my mom who was a teacher. I was able to write the console based application in just 32 lines. This opened my eyes and made me realize the power of Ruby. The language was simple, easy to learn and nearly perfect. Currently I am an professional Ruby on Rails programmer heading a cosing team in a company Webtoday Business.</text:p>
      <text:p text:style-name="P3"><text:span text:style-name="T4">This book is written for Ubuntu GNU/Linux users, its because I think Ubuntu will conquer desktops of programmers in near <text:s/></text:span><text:span text:style-name="T2">future.</text:span><text:span text:style-name="T4">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text:span text:style-name="T4">http://ruby-lang.org</text:span></text:a><text:span text:style-name="T4"> to learn and how get started with Ru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1T12:36:00</dc:date>
    <dc:creator>Webtoday </dc:creator>
    <meta:editing-duration>PT3M17S</meta:editing-duration>
    <meta:editing-cycles>10</meta:editing-cycles>
    <meta:document-statistic meta:table-count="0" meta:image-count="1" meta:object-count="0" meta:page-count="1" meta:paragraph-count="5" meta:word-count="247" meta:character-count="1385" meta:non-whitespace-character-count="1143"/>
  </office:meta>
</office:document-meta>
</file>